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Century Schoolbook" svg:font-family="Century Schoolbook"/>
    <style:font-face style:name="Times" svg:font-family="Times"/>
  </office:font-face-decls>
  <office:automatic-styles>
    <style:style style:name="P1" style:family="paragraph" style:parent-style-name="Standard">
      <style:paragraph-properties fo:margin-top="0.1667in" fo:margin-bottom="0.0833in"/>
      <style:text-properties style:font-name="Times" fo:font-size="12.0pt"/>
    </style:style>
    <style:style style:name="P2" style:family="paragraph" style:parent-style-name="Standard">
      <style:text-properties style:font-name="Times" fo:font-size="12.0pt"/>
    </style:style>
    <style:style style:name="P3" style:family="paragraph" style:parent-style-name="Standard">
      <style:text-properties style:font-name="Century Schoolbook" fo:font-size="12.0pt"/>
    </style:style>
    <style:style style:name="T1" style:family="text">
      <style:text-properties fo:font-weight="bold" fo:font-weight-asian="bold" fo:font-weight-complex="bold"/>
    </style:style>
    <style:style style:name="T2" style:family="text">
      <style:text-properti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text:span text:style-name="T1">Tone Detection</text:span></text:p>
      <text:p text:style-name="P2"/>
      <text:p text:style-name="P3">The <text:span text:style-name="T2">tone </text:span>of a text can be defined as the mental state of the author, summarized by sentiments, emotions, perspectives, and intentions. Detecting the <text:span text:style-name="T2">tone </text:span>of a text's author can help us understand the motives of the generator and even predict how it will be interpreted by readers. <text:s/>The following three papers explored the task of tone detection through the use of several NLP and machine learning techniques.</text:p>
      <text:p text:style-name="P3"/>
      <text:p text:style-name="P1"><text:span text:style-name="T1">“C'mon – You Should Read This”: Automatic Identification of Tone from Language Text</text:span></text:p>
      <text:p text:style-name="P3"/>
      <text:p text:style-name="P3"><text:a xlink:type="simple" xlink:href="http://www.socsci.uci.edu/~lpearl/papers/PearlSteyvers2013_MentalStatesLangText.pdf">http://www.socsci.uci.edu/~lpearl/papers/PearlSteyvers2013_MentalStatesLangText.pdf</text:a></text:p>
      <text:p text:style-name="P3"/>
      <text:p text:style-name="P3">This paper develops a system to correctly label short messages of 1-3 sentences as one of eight possible tones that indicate different emotional states or attitudes: deception, politeness, rudeness, embarrassment, confidence, disbelief, formality, and persuasion. <text:s/></text:p>
      <text:p text:style-name="P3"/>
      <text:p text:style-name="P3">In order to collect a large database of labeled text, Word Sleuth, a “Game With a Purpose” or GWAP, was developed. <text:s/>Word Sleuth has two modes; one in which users supply short messages and label them as one of the eight tones, and a second mode where users read messages and guess its label. <text:s/>The game attracted 877 users and generated 4,157 short messages and 29,586 interpretations or guesses of those messages. <text:s/>The correct interpretation rates were quite high with the exception of formal messages, which were often confused with politeness. <text:s/>Table 1 shows a few text examples collected by Word Sleuth.</text:p>
      <text:p text:style-name="P3"/>
      <text:p text:style-name="P3"/>
      <text:p text:style-name="P3"/>
      <text:p text:style-name="P3">Two training sets were created. <text:s/>The complete set contained all of the 4,147 messages collected. <text:s/>The second filtered set contained only 1,862 of those messages, which were chosen based on collective interpretation – they had at least 50% agreement on the labeled tone.</text:p>
      <text:p text:style-name="P3"/>
      <text:p text:style-name="P3">Next the training sets were processed by 2 classifiers: a Naive Bayes classifier and a Sparse Multinomial Logistic Regression classifier (SMLR) which identifies features that are particularly useful for each tone type. <text:s/>Both classifiers used 10-fold cross validation and features that have been used substantially in sentiment analysis. <text:s/>Character, word, and sentence-level features were used, such as number of punctuation marks, n-grams, and number of sentences per message, respectively.</text:p>
      <text:p text:style-name="P3"/>
      <text:p text:style-name="P3">The Naive Bayes classifier correctly identified 58.5% of the complete training set messages and 65.5% of the filtered set. <text:s/>SMLR correctly identified 58.6% of the complete set and 70.4% of the filtered set. <text:s/>The paper notes that the performances of both classifiers is very similar to human performance based on the Word Sleuth interpretation counts as many tones are easily confused even by humans. </text:p>
      <text:p text:style-name="P3"/>
      <text:p text:style-name="P3">The natural next step for this task might be to increase the number of tone labels used since there are a multitude of tones found in texts. This is something that we must consider for our CS 224U project, as questions asking for the <text:span text:style-name="T2">tone</text:span><text:s/>of a passage use many different words as possible answers.</text:p>
      <text:p text:style-name="P2"/>
      <text:p text:style-name="P2"/>
      <text:p text:style-name="P1"><text:span text:style-name="T1">Recognizing Emotions in Text</text:span></text:p>
      <text:p text:style-name="P2">http://www-scf.usc.edu/~saman/pubs/2007-MS-Thesis.pdf</text:p>
      <text:p text:style-name="P2"/>
      <text:p text:style-name="P3">This thesis uses natural language processing and machine learning techniques for automatic emotion detection of six basic emotions – <text:span text:style-name="T2">happiness, sadness, anger, disgust, surprise, </text:span>and<text:span text:style-name="T2"><text:s/>fear </text:span>– and detecting the intensity – <text:span text:style-name="T2">high, medium, low, </text:span>or<text:span text:style-name="T2"><text:s/>neutral</text:span><text:s/>– of the predominant emotion at a sentence-level. <text:s/>The system first labels sentences as <text:span text:style-name="T2">emotion </text:span>or <text:span text:style-name="T2">non-emotion</text:span>. <text:s/>Next, it labels the sentences labeled as <text:span text:style-name="T2">emotion</text:span><text:s/>with one of the six emotions above, and finally, it determines the intensity of the emotion.</text:p>
      <text:p text:style-name="P3"/>
      <text:p text:style-name="P3">The data used was collected from blogs that are high in emotion content. <text:s/>The texts were <text:s/>labeled with one of the six aforementioned emotions or <text:span text:style-name="T2">non-emotion</text:span><text:s/>and an intensity level <text:s/>by several human annotators. <text:s/>The agreement of annotators' labeling was measured with the MASI metric, which extends the Jaccard metric with a monotonicity factor. <text:s/>The final corpus resulted in six datasets, one for each emotion, and consists of 173 blog posts with a total of 5,205 sentences.</text:p>
      <text:p text:style-name="P3"/>
      <text:p text:style-name="P3">A combination of lexical and semantic features are used to train classifiers for differentiating <text:span text:style-name="T2">emotion</text:span><text:s/>from <text:span text:style-name="T2">non-emotion</text:span>. <text:s/>The General Inquirer and WordNet-Affect were used as lexical resources to develop these features. <text:s/>These databases divide words into various semantic categories. Emoticons and punctuation were also used as features. <text:s/></text:p>
      <text:p text:style-name="P3"/>
      <text:p text:style-name="P3">Two classifiers were used in experimentation: Naive Bayes (NB) <text:s/>and Support Vector Machines (SVM). <text:s/>First, the data was labeled either <text:span text:style-name="T2">emotion</text:span><text:s/>or <text:span text:style-name="T2">non-emotion</text:span>. <text:s/>The accuracy for this task resulted in 72.08% for NB and 73.89% for SVM.</text:p>
      <text:p text:style-name="P3"/>
      <text:p text:style-name="P3">The next step is to label <text:span text:style-name="T2">emotion </text:span>sentences as one of the six specific emotions. <text:s/>A new set of unigram and knowledge-based feature combinations were developed for this stage of the system. <text:s/>Roget's Thesaurus (RT) and WordNet-Affect (WNA) were used to calculate semantic relatedness between words. <text:s/>These features were then used with the SVM classifier with ten-fold cross-validation.</text:p>
      <text:p text:style-name="P3"/>
      <text:p text:style-name="P3">Various experiments with a few different feature combinations showed that the use of solely unigram features resulted in the highest precision, ranging from 61.9% to 88.9% for all six emotion classes, and recall from 30.1% to 67.5%. <text:s/>However, a combination of unigram, RT, and WNA features had a significantly higher recall, ranging from 40.9% to 69.8% for all six emotion classes, and only a minor drop in precision, 60.5% to 86.8%.</text:p>
      <text:p text:style-name="P2"/>
      <text:p text:style-name="P3">Finally, the intensity of each sentence was measured. Syntactic bigrams that include <text:span text:style-name="T2">strong </text:span>or <text:span text:style-name="T2">weak </text:span>words, such as “hate” and “abhor,” and modifiers, such as “very” and “somewhat,” were used as features. <text:s/>They were extracted using a <text:s/>grammar parser. <text:s/>Unigrams were also used as features. <text:s/>The SVM classifier was used once again. <text:s/>Similar to the previous task, results demonstrated that solely using unigrams resulted in higher precision, while a combination of unigram and syntactic bigrams as features resulted in high recall. <text:s/>The h<text:span text:style-name="T2">igh</text:span><text:s/>and <text:span text:style-name="T2">neutral </text:span>classes received much higher precision and recall scores than the <text:span text:style-name="T2">medium </text:span>and <text:span text:style-name="T2">low </text:span>classes across the board. <text:s/>This indicates that extreme emotion is much easier to detect in text.</text:p>
      <text:p text:style-name="P3"/>
      <text:p text:style-name="P3">The paper proposes further work in the exploration of the relation between emotion categories and intensity and how one may help improve the other. <text:s/>Detecting the intensity of a sentence is an approach we could use in our project to answer the disambiguation question in the SAT. <text:s/>Another significant contribution of this research was its exhaustive use of feature set combinations that were individually evaluated. <text:s/></text:p>
      <text:p text:style-name="P3"/>
      <text:p text:style-name="P1"><text:span text:style-name="T1">Emotions from Text: Machine Learning for Text-Based Emotion Prediction</text:span></text:p>
      <text:p text:style-name="P2"><text:a xlink:type="simple" xlink:href="http://www.aclweb.org/anthology/H/H05/H05-1.pdf#page=615">http://www.aclweb.org/anthology/H/H05/H05-1.pdf#page=615</text:a></text:p>
      <text:p text:style-name="P2"/>
      <text:p text:style-name="P2"/>
      <text:p text:style-name="P3">This paper investigates the task of text-based emotion prediction by using supervised machine learning with the Sparse Network of Winnows (SNoW) learning architecture, which learns a linear classifier in feature space. <text:s/>The ultimate goal of the paper is to predict fine emotional meaning distinctions, but the first step towards this goal is to recognize emotional passages and to determine their valence – whether they are positive or negative. <text:s/>This step is the focus of the paper due to a lack of training data to investigate finer-grained distinctions.</text:p>
      <text:p text:style-name="P3"/>
      <text:p text:style-name="P3">The data for the project includes 185 children stories, which have been annotated by human readers. <text:s/>Annotation of children stories can be difficult because characters often times have opposing point-of-views.</text:p>
      <text:p text:style-name="P3"/>
      <text:p text:style-name="P3">The feature set is composed of feature vectors of size 30. <text:s/>A few are direct speech in a sentence, special punctuation, and WordNet emotion words. <text:s/>The feature types can be seen in Table 8 and the results for diffentiating between emotional and non-emotional passages can be seen in Table 6. <text:s/>Various combinations of feature groups were used and the results were averaged.</text:p>
      <text:p text:style-name="P2"/>
      <text:p text:style-name="P2"/>
      <text:p text:style-name="P2"/>
      <text:p text:style-name="P2"/>
      <text:p text:style-name="P2"/>
      <text:p text:style-name="P2"/>
      <text:p text:style-name="P2"/>
      <text:p text:style-name="P2"/>
      <text:p text:style-name="P2"/>
      <text:p text:style-name="P3">Much like the last paper, this system used many combinations of feature sets that we could use for our project. However, it did not include much comparative data that demonstrates the results of the different combinations. <text:s/></text:p>
      <text:p text:style-name="P3"/>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7.57</meta:generator>
  </office:meta>
</office:document-meta>
</file>